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28.61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1_MAIN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2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]*[.A2]" office:value-type="currency" office:currency="EUR" office:value="0.13" calcext:value-type="currency">
            <text:p>0,1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HARTING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3]*[.A3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6"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27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7]*[.A7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8]*[.A8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9]*[.A9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0]*[.A10]" office:value-type="currency" office:currency="EUR" office:value="0.12" calcext:value-type="currency">
            <text:p>0,1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1]*[.A11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2]*[.A12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13]*[.A13]" office:value-type="currency" office:currency="EUR" office:value="0.46" calcext:value-type="currency">
            <text:p>0,4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OM-0505S</text:p>
          </table:table-cell>
          <table:table-cell/>
          <table:table-cell office:value-type="currency" office:currency="EUR" office:value="6.3" calcext:value-type="currency">
            <text:p>6,30 €</text:p>
          </table:table-cell>
          <table:table-cell table:formula="of:=[.I14]*[.A14]" office:value-type="currency" office:currency="EUR" office:value="6.3" calcext:value-type="currency">
            <text:p>6,30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Source: http://www.ftdichip.com/Documents/DataSheets/DS_FT232R_v104.pdf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15]*[.A15]" office:value-type="currency" office:currency="EUR" office:value="2.69" calcext:value-type="currency">
            <text:p>2,6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I-0512S</text:p>
          </table:table-cell>
          <table:table-cell/>
          <table:table-cell office:value-type="currency" office:currency="EUR" office:value="6.89" calcext:value-type="currency">
            <text:p>6,89 €</text:p>
          </table:table-cell>
          <table:table-cell table:formula="of:=[.I16]*[.A16]" office:value-type="currency" office:currency="EUR" office:value="6.89" calcext:value-type="currency">
            <text:p>6,8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table:number-columns-repeated="2"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table:number-columns-repeated="2"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1]*[.A21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2]*[.A22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3]*[.A23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5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4]*[.A24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5]*[.A25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26]*[.A26]" office:value-type="currency" office:currency="EUR" office:value="0.28" calcext:value-type="currency">
            <text:p>0,2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27]*[.A27]" office:value-type="currency" office:currency="EUR" office:value="0.04" calcext:value-type="currency">
            <text:p>0,0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 table:number-columns-repeated="2"/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8]*[.A28]" office:value-type="currency" office:currency="EUR" office:value="0.26890756302521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49-04</text:p>
          </table:table-cell>
          <table:table-cell/>
          <table:table-cell table:formula="of:=1.05/1.19" office:value-type="currency" office:currency="EUR" office:value="0.882352941176471" calcext:value-type="currency">
            <text:p>0,88 €</text:p>
          </table:table-cell>
          <table:table-cell table:formula="of:=[.I29]*[.A29]" office:value-type="currency" office:currency="EUR" office:value="0.882352941176471" calcext:value-type="currency">
            <text:p>0,8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ntor</text:p>
          </table:table-cell>
          <table:table-cell office:value-type="string" calcext:value-type="string">
            <text:p>MEN 1296.1004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I30]*[.A30]" office:value-type="currency" office:currency="EUR" office:value="0.831932773109244" calcext:value-type="currency">
            <text:p>0,83 €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9"/>
          <table:table-cell table:style-name="ce4" table:formula="of:=SUM([.J2:.J30])" office:value-type="currency" office:currency="EUR" office:value="28.8231932773109" calcext:value-type="currency">
            <text:p>28,82 €</text:p>
          </table:table-cell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 style:data-style-name="N2" text:time-value="20:38:28.0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20:41:32.573000000</dc:date>
    <meta:editing-duration>PT28M23S</meta:editing-duration>
    <meta:editing-cycles>5</meta:editing-cycles>
    <meta:generator>LibreOffice/5.3.6.1$Windows_x86 LibreOffice_project/686f202eff87ef707079aeb7f485847613344eb7</meta:generator>
    <meta:document-statistic meta:table-count="1" meta:cell-count="257" meta:object-count="0"/>
  </office:meta>
</office:document-meta>
</file>